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riesRC_C_halfVoltOffset" table:style-name="ta1">
        <table:shapes>
          <draw:frame draw:z-index="0" draw:style-name="gr1" draw:text-style-name="P1" svg:width="632.92pt" svg:height="445.92pt" svg:x="621.67pt" svg:y="15232.59pt">
            <loext:p draw:notify-on-update-of-ranges="seriesRC_C_halfVoltOffset.A2:seriesRC_C_halfVoltOffset.A1191 seriesRC_C_halfVoltOffset.B1:seriesRC_C_halfVoltOffset.B1 seriesRC_C_halfVoltOffset.B2:seriesRC_C_halfVoltOffset.B1191 seriesRC_C_halfVoltOffset.A2:seriesRC_C_halfVoltOffset.A1191 seriesRC_C_halfVoltOffset.C1:seriesRC_C_halfVoltOffset.C1 seriesRC_C_halfVoltOffset.C2:seriesRC_C_halfVoltOffset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3417085" calcext:value-type="float">
            <text:p>0.341708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" calcext:value-type="float">
            <text:p>0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0" calcext:value-type="float">
            <text:p>0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" calcext:value-type="float">
            <text:p>0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0" calcext:value-type="float">
            <text:p>0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" calcext:value-type="float">
            <text:p>0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" calcext:value-type="float">
            <text:p>0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" calcext:value-type="float">
            <text:p>0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" calcext:value-type="float">
            <text:p>0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" calcext:value-type="float">
            <text:p>0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" calcext:value-type="float">
            <text:p>0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" calcext:value-type="float">
            <text:p>0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0" calcext:value-type="float">
            <text:p>0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0" calcext:value-type="float">
            <text:p>0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0" calcext:value-type="float">
            <text:p>0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0" calcext:value-type="float">
            <text:p>0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0" calcext:value-type="float">
            <text:p>0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0" calcext:value-type="float">
            <text:p>0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0" calcext:value-type="float">
            <text:p>0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0" calcext:value-type="float">
            <text:p>0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0" calcext:value-type="float">
            <text:p>0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0" calcext:value-type="float">
            <text:p>0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" calcext:value-type="float">
            <text:p>0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0" calcext:value-type="float">
            <text:p>0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0" calcext:value-type="float">
            <text:p>0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0" calcext:value-type="float">
            <text:p>0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0" calcext:value-type="float">
            <text:p>0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0" calcext:value-type="float">
            <text:p>0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0" calcext:value-type="float">
            <text:p>0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0" calcext:value-type="float">
            <text:p>0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0" calcext:value-type="float">
            <text:p>0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0" calcext:value-type="float">
            <text:p>0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0" calcext:value-type="float">
            <text:p>0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0" calcext:value-type="float">
            <text:p>0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0" calcext:value-type="float">
            <text:p>0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0" calcext:value-type="float">
            <text:p>0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0" calcext:value-type="float">
            <text:p>0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0" calcext:value-type="float">
            <text:p>0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0" calcext:value-type="float">
            <text:p>0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0" calcext:value-type="float">
            <text:p>0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" calcext:value-type="float">
            <text:p>0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0" calcext:value-type="float">
            <text:p>0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0" calcext:value-type="float">
            <text:p>0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0" calcext:value-type="float">
            <text:p>0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0" calcext:value-type="float">
            <text:p>0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table:number-columns-repeated="2"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table:number-columns-repeated="2"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0" calcext:value-type="float">
            <text:p>0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0" calcext:value-type="float">
            <text:p>0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0" calcext:value-type="float">
            <text:p>0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0" calcext:value-type="float">
            <text:p>0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0" calcext:value-type="float">
            <text:p>0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0" calcext:value-type="float">
            <text:p>0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0" calcext:value-type="float">
            <text:p>0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0" calcext:value-type="float">
            <text:p>0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0" calcext:value-type="float">
            <text:p>0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0" calcext:value-type="float">
            <text:p>0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" calcext:value-type="float">
            <text:p>0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0" calcext:value-type="float">
            <text:p>0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formula="of:=MAX([.C2:.C1191])" office:value-type="float" office:value="1.005025" calcext:value-type="float">
            <text:p>1.005025</text:p>
          </table:table-cell>
          <table:table-cell/>
        </table:table-row>
        <table:table-row table:style-name="ro1">
          <table:table-cell/>
          <table:table-cell table:formula="of:=MIN([.C2:.C1191])" office:value-type="float" office:value="-0.040201" calcext:value-type="float">
            <text:p>-0.0402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1195]-[.B1196]" office:value-type="float" office:value="1.045226" calcext:value-type="float">
            <text:p>1.0452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2:46:54.034951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49:11.124171283</dc:date>
    <meta:editing-duration>PT3M53S</meta:editing-duration>
    <meta:editing-cycles>2</meta:editing-cycles>
    <meta:generator>LibreOffice/5.1.6.2$Linux_X86_64 LibreOffice_project/10m0$Build-2</meta:generator>
    <meta:document-statistic meta:table-count="1" meta:cell-count="3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1" chart:maximum="1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9cm" svg:height="15.732cm" xlink:href=".." xlink:type="simple" chart:class="chart:scatter" chart:style-name="ch1">
        <chart:title svg:x="8.805cm" svg:y="0.45cm" chart:style-name="ch2">
          <text:p>RC Circuit, 0.5V Offset</text:p>
        </chart:title>
        <chart:legend chart:legend-position="end" svg:x="20.509cm" svg:y="7.318cm" style:legend-expansion="high" chart:style-name="ch3"/>
        <chart:plot-area chart:style-name="ch4" table:cell-range-address="seriesRC_C_halfVoltOffset.A2:seriesRC_C_halfVoltOffset.C1191 seriesRC_C_halfVoltOffset.B1:seriesRC_C_halfVoltOffset.C1" chart:data-source-has-labels="row" svg:x="1.457cm" svg:y="1.543cm" svg:width="18.606cm" svg:height="12.894cm">
          <chartooo:coordinate-region svg:x="2.29cm" svg:y="1.742cm" svg:width="17.441cm" svg:height="12.496cm"/>
          <chart:axis chart:dimension="x" chart:name="primary-x" chart:style-name="ch5">
            <chart:title svg:x="10.174cm" svg:y="14.751cm" chart:style-name="ch6">
              <text:p>Time(s)</text:p>
            </chart:title>
          </chart:axis>
          <chart:axis chart:dimension="y" chart:name="primary-y" chart:style-name="ch7">
            <chart:title svg:x="0.451cm" svg:y="8.841cm" chart:style-name="ch8">
              <text:p>Voltage (V)</text:p>
            </chart:title>
            <chart:grid chart:style-name="ch9" chart:class="major"/>
          </chart:axis>
          <chart:series chart:style-name="ch10" chart:values-cell-range-address="seriesRC_C_halfVoltOffset.B2:seriesRC_C_halfVoltOffset.B1191" chart:label-cell-address="seriesRC_C_halfVoltOffset.B1:seriesRC_C_halfVoltOffset.B1" chart:class="chart:scatter">
            <chart:domain table:cell-range-address="seriesRC_C_halfVoltOffset.A2:seriesRC_C_halfVoltOffset.A1191"/>
            <chart:data-point chart:repeated="1190"/>
          </chart:series>
          <chart:series chart:style-name="ch11" chart:values-cell-range-address="seriesRC_C_halfVoltOffset.C2:seriesRC_C_halfVoltOffset.C1191" chart:label-cell-address="seriesRC_C_halfVoltOffset.C1:seriesRC_C_halfVoltOffset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seriesRC_C_halfVoltOffset.B1:seriesRC_C_halfVoltOffset.B1</svg:desc>
                </draw:g>
              </table:table-cell>
              <table:table-cell office:value-type="string">
                <text:p>Vc</text:p>
                <draw:g>
                  <svg:desc>seriesRC_C_halfVoltOffset.C1:seriesRC_C_halfVoltOffse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riesRC_C_halfVoltOffset.A2:seriesRC_C_halfVoltOffset.A1191</svg:desc>
                </draw:g>
              </table:table-cell>
              <table:table-cell office:value-type="float" office:value="-0.040201">
                <text:p>-0.040201</text:p>
                <draw:g>
                  <svg:desc>seriesRC_C_halfVoltOffset.B2:seriesRC_C_halfVoltOffset.B1191</svg:desc>
                </draw:g>
              </table:table-cell>
              <table:table-cell office:value-type="float" office:value="-0.0201005">
                <text:p>-0.0201005</text:p>
                <draw:g>
                  <svg:desc>seriesRC_C_halfVoltOffset.C2:seriesRC_C_halfVoltOffset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0.924623">
                <text:p>0.92462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0.924623">
                <text:p>0.924623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0.924623">
                <text:p>0.924623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0.964824">
                <text:p>0.964824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0.964824">
                <text:p>0.964824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0.964824">
                <text:p>0.964824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0.964824">
                <text:p>0.964824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0.964824">
                <text:p>0.964824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0.964824">
                <text:p>0.964824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0.964824">
                <text:p>0.964824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0.964824">
                <text:p>0.964824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0.964824">
                <text:p>0.964824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0.964824">
                <text:p>0.964824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0.964824">
                <text:p>0.964824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0.3417085">
                <text:p>0.341708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0.0201005">
                <text:p>0.0201005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0">
                <text:p>0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0">
                <text:p>0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0">
                <text:p>0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0">
                <text:p>0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0">
                <text:p>0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0">
                <text:p>0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0">
                <text:p>0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0">
                <text:p>0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0">
                <text:p>0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0">
                <text:p>0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0">
                <text:p>0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0">
                <text:p>0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0">
                <text:p>0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0">
                <text:p>0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0">
                <text:p>0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0">
                <text:p>0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-0.040201">
                <text:p>-0.04020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-0.040201">
                <text:p>-0.04020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0.924623">
                <text:p>0.924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0.924623">
                <text:p>0.924623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0.924623">
                <text:p>0.924623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0.924623">
                <text:p>0.924623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0.964824">
                <text:p>0.964824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0.964824">
                <text:p>0.964824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0.964824">
                <text:p>0.964824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0.964824">
                <text:p>0.964824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0.964824">
                <text:p>0.964824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0.964824">
                <text:p>0.964824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0.964824">
                <text:p>0.964824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0.964824">
                <text:p>0.964824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0.964824">
                <text:p>0.964824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0.964824">
                <text:p>0.964824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0.9849245">
                <text:p>0.9849245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0.0201005">
                <text:p>0.020100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0.0201005">
                <text:p>0.0201005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0.0201005">
                <text:p>0.0201005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0">
                <text:p>0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0">
                <text:p>0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0">
                <text:p>0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0.0201005">
                <text:p>0.0201005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0">
                <text:p>0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0">
                <text:p>0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0">
                <text:p>0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0">
                <text:p>0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0">
                <text:p>0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0">
                <text:p>0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0">
                <text:p>0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-0.040201">
                <text:p>-0.04020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0">
                <text:p>0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0.924623">
                <text:p>0.924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0.964824">
                <text:p>0.964824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0.964824">
                <text:p>0.964824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0.964824">
                <text:p>0.964824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0.964824">
                <text:p>0.964824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0.964824">
                <text:p>0.964824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0.964824">
                <text:p>0.964824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0.964824">
                <text:p>0.964824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0.964824">
                <text:p>0.964824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0.964824">
                <text:p>0.964824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0.964824">
                <text:p>0.964824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0.964824">
                <text:p>0.964824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0.0201005">
                <text:p>0.020100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0.0201005">
                <text:p>0.0201005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0">
                <text:p>0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0.0201005">
                <text:p>0.0201005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0">
                <text:p>0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0">
                <text:p>0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0">
                <text:p>0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0">
                <text:p>0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0">
                <text:p>0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0">
                <text:p>0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0">
                <text:p>0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0">
                <text:p>0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-0.040201">
                <text:p>-0.04020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0">
                <text:p>0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0.9447235">
                <text:p>0.944723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0.924623">
                <text:p>0.924623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0.924623">
                <text:p>0.924623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0.924623">
                <text:p>0.924623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0.964824">
                <text:p>0.964824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0.964824">
                <text:p>0.964824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0.964824">
                <text:p>0.964824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0.964824">
                <text:p>0.964824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0.964824">
                <text:p>0.964824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0.964824">
                <text:p>0.964824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0.964824">
                <text:p>0.964824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0.964824">
                <text:p>0.964824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0.964824">
                <text:p>0.964824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0.964824">
                <text:p>0.964824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0.964824">
                <text:p>0.964824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0.0201005">
                <text:p>0.020100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0.0201005">
                <text:p>0.0201005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0">
                <text:p>0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0.0201005">
                <text:p>0.0201005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0">
                <text:p>0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0">
                <text:p>0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0">
                <text:p>0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0">
                <text:p>0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0">
                <text:p>0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0">
                <text:p>0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0">
                <text:p>0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-0.040201">
                <text:p>-0.04020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-0.040201">
                <text:p>-0.04020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0.924623">
                <text:p>0.924623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0.924623">
                <text:p>0.924623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0.964824">
                <text:p>0.964824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0.964824">
                <text:p>0.964824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0.964824">
                <text:p>0.964824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0.964824">
                <text:p>0.964824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0.964824">
                <text:p>0.964824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0.964824">
                <text:p>0.964824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0.964824">
                <text:p>0.964824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0.964824">
                <text:p>0.964824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0.964824">
                <text:p>0.964824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0.964824">
                <text:p>0.964824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0.964824">
                <text:p>0.964824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0.964824">
                <text:p>0.964824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0.964824">
                <text:p>0.964824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0.964824">
                <text:p>0.964824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0.964824">
                <text:p>0.964824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0.964824">
                <text:p>0.964824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0.964824">
                <text:p>0.964824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0.964824">
                <text:p>0.964824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0.964824">
                <text:p>0.964824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0.964824">
                <text:p>0.964824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0.0201005">
                <text:p>0.0201005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0">
                <text:p>0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0.0201005">
                <text:p>0.0201005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0.0201005">
                <text:p>0.0201005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0">
                <text:p>0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0">
                <text:p>0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0">
                <text:p>0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0">
                <text:p>0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0">
                <text:p>0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0">
                <text:p>0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0">
                <text:p>0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0">
                <text:p>0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0">
                <text:p>0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0">
                <text:p>0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0">
                <text:p>0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